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2">
      <text:list-level-style-number text:level="1" text:style-name="WW_CharLFO2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2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2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2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2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2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2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2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2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3">
      <text:list-level-style-number text:level="1" text:style-name="WW_CharLFO3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3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3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3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3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3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3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3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3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4">
      <text:list-level-style-number text:level="1" text:style-name="WW_CharLFO4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4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4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4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4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4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4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4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4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5">
      <text:list-level-style-number text:level="1" text:style-name="WW_CharLFO5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5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5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5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5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5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5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5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5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6">
      <text:list-level-style-number text:level="1" text:style-name="WW_CharLFO6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6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6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6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6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6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6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6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6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7">
      <text:list-level-style-number text:level="1" text:style-name="WW_CharLFO7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7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7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7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7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7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7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7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7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8">
      <text:list-level-style-number text:level="1" text:style-name="WW_CharLFO8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8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8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8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8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8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8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8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8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9">
      <text:list-level-style-number text:level="1" text:style-name="WW_CharLFO9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9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9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9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9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9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9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9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9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0">
      <text:list-level-style-number text:level="1" text:style-name="WW_CharLFO10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0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0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0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0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0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0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0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0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1">
      <text:list-level-style-number text:level="1" text:style-name="WW_CharLFO11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1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1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1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1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1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1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1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1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2">
      <text:list-level-style-number text:level="1" text:style-name="WW_CharLFO12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2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2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2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2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2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2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2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2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3">
      <text:list-level-style-number text:level="1" text:style-name="WW_CharLFO13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3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3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3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3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3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3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3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3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4">
      <text:list-level-style-number text:level="1" text:style-name="WW_CharLFO14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4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4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4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4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4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4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4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4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5">
      <text:list-level-style-number text:level="1" text:style-name="WW_CharLFO15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5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5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5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5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5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5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5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5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6">
      <text:list-level-style-number text:level="1" text:style-name="WW_CharLFO16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6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6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6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6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6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6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6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6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style:style style:name="P1" style:parent-style-name="Normal" style:master-page-name="MP0" style:family="paragraph">
      <style:paragraph-properties fo:break-before="page" fo:margin-bottom="0.127in" fo:line-height="107%" fo:margin-left="0in" fo:margin-right="0in" fo:text-indent="0in">
        <style:tab-stops/>
      </style:paragraph-properties>
    </style:style>
    <style:style style:name="T2" style:parent-style-name="Fuentedepárrafopredeter." style:family="text">
      <style:text-properties fo:font-weight="bold" style:font-weight-asian="bold" fo:font-size="21.5pt" style:font-size-asian="21.5pt"/>
    </style:style>
    <style:style style:name="P3" style:parent-style-name="Título1" style:family="paragraph">
      <style:paragraph-properties fo:margin-bottom="0.127in" fo:margin-left="-0.0034in">
        <style:tab-stops/>
      </style:paragraph-properties>
    </style:style>
    <style:style style:name="P4" style:parent-style-name="Título2" style:family="paragraph">
      <style:paragraph-properties fo:margin-left="-0.0034in">
        <style:tab-stops/>
      </style:paragraph-properties>
    </style:style>
    <style:style style:name="P5" style:parent-style-name="Normal" style:family="paragraph">
      <style:paragraph-properties fo:margin-bottom="0.177in" fo:margin-left="0in" fo:margin-right="0.0375in" fo:text-indent="0in">
        <style:tab-stops/>
      </style:paragraph-properties>
    </style:style>
    <style:style style:name="P6" style:parent-style-name="Normal" style:family="paragraph">
      <style:paragraph-properties fo:margin-right="0.0375in" fo:text-indent="-0.1854in"/>
    </style:style>
    <style:style style:name="T7" style:parent-style-name="Fuentedepárrafopredeter." style:family="text">
      <style:text-properties fo:font-weight="bold" style:font-weight-asian="bold"/>
    </style:style>
    <style:style style:name="P8" style:parent-style-name="Normal" style:family="paragraph">
      <style:paragraph-properties fo:margin-right="0.0375in" fo:text-indent="-0.1854in"/>
    </style:style>
    <style:style style:name="T9" style:parent-style-name="Fuentedepárrafopredeter." style:family="text">
      <style:text-properties fo:font-weight="bold" style:font-weight-asian="bold"/>
    </style:style>
    <style:style style:name="P10" style:parent-style-name="Normal" style:family="paragraph">
      <style:paragraph-properties fo:margin-right="0.0375in" fo:text-indent="-0.1854in"/>
    </style:style>
    <style:style style:name="T11" style:parent-style-name="Fuentedepárrafopredeter." style:family="text">
      <style:text-properties fo:font-weight="bold" style:font-weight-asian="bold"/>
    </style:style>
    <style:style style:name="P12" style:parent-style-name="Normal" style:family="paragraph">
      <style:paragraph-properties fo:margin-right="0.0375in" fo:text-indent="-0.1854in"/>
    </style:style>
    <style:style style:name="T13" style:parent-style-name="Fuentedepárrafopredeter." style:family="text">
      <style:text-properties fo:font-weight="bold" style:font-weight-asian="bold"/>
    </style:style>
    <style:style style:name="P14" style:parent-style-name="Normal" style:family="paragraph">
      <style:paragraph-properties fo:margin-right="0.0375in" fo:text-indent="-0.1854in"/>
    </style:style>
    <style:style style:name="T15" style:parent-style-name="Fuentedepárrafopredeter." style:family="text">
      <style:text-properties fo:font-weight="bold" style:font-weight-asian="bold"/>
    </style:style>
    <style:style style:name="P16" style:parent-style-name="Normal" style:family="paragraph">
      <style:paragraph-properties fo:margin-right="0.0375in" fo:text-indent="-0.1854in"/>
    </style:style>
    <style:style style:name="T17" style:parent-style-name="Fuentedepárrafopredeter." style:family="text">
      <style:text-properties fo:font-weight="bold" style:font-weight-asian="bold"/>
    </style:style>
    <style:style style:name="P18" style:parent-style-name="Normal" style:family="paragraph">
      <style:paragraph-properties fo:margin-right="0.0375in" fo:text-indent="-0.1854in"/>
    </style:style>
    <style:style style:name="T19" style:parent-style-name="Fuentedepárrafopredeter." style:family="text">
      <style:text-properties fo:font-weight="bold" style:font-weight-asian="bold"/>
    </style:style>
    <style:style style:name="P20" style:parent-style-name="Normal" style:family="paragraph">
      <style:paragraph-properties fo:margin-right="0.0375in" fo:text-indent="-0.1854in"/>
    </style:style>
    <style:style style:name="T21" style:parent-style-name="Fuentedepárrafopredeter." style:family="text">
      <style:text-properties fo:font-weight="bold" style:font-weight-asian="bold"/>
    </style:style>
    <style:style style:name="P22" style:parent-style-name="Normal" style:family="paragraph">
      <style:paragraph-properties fo:margin-bottom="0.4791in" fo:margin-right="0.0375in" fo:text-indent="-0.1854in"/>
    </style:style>
    <style:style style:name="T23" style:parent-style-name="Fuentedepárrafopredeter." style:family="text">
      <style:text-properties fo:font-weight="bold" style:font-weight-asian="bold"/>
    </style:style>
    <style:style style:name="P24" style:parent-style-name="Título2" style:family="paragraph">
      <style:paragraph-properties fo:margin-left="-0.0034in">
        <style:tab-stops/>
      </style:paragraph-properties>
    </style:style>
    <style:style style:name="P25" style:parent-style-name="Normal" style:family="paragraph">
      <style:paragraph-properties fo:margin-bottom="0.177in" fo:margin-left="0in" fo:margin-right="0.0375in" fo:text-indent="0in">
        <style:tab-stops/>
      </style:paragraph-properties>
    </style:style>
    <style:style style:name="P26" style:parent-style-name="Normal" style:family="paragraph">
      <style:paragraph-properties fo:margin-bottom="0.0638in" fo:margin-right="0.0375in" fo:text-indent="-0.1854in"/>
    </style:style>
    <style:style style:name="T27" style:parent-style-name="Fuentedepárrafopredeter." style:family="text">
      <style:text-properties fo:font-weight="bold" style:font-weight-asian="bold"/>
    </style:style>
    <style:style style:name="P28" style:parent-style-name="Normal" style:family="paragraph">
      <style:paragraph-properties fo:margin-right="0.0375in" fo:text-indent="-0.1854in"/>
    </style:style>
    <style:style style:name="T29" style:parent-style-name="Fuentedepárrafopredeter." style:family="text">
      <style:text-properties fo:font-weight="bold" style:font-weight-asian="bold"/>
    </style:style>
    <style:style style:name="P30" style:parent-style-name="Normal" style:family="paragraph">
      <style:paragraph-properties fo:margin-bottom="0.0208in" fo:margin-right="0.0375in" fo:text-indent="-0.1854in"/>
    </style:style>
    <style:style style:name="T31" style:parent-style-name="Fuentedepárrafopredeter." style:family="text">
      <style:text-properties fo:font-weight="bold" style:font-weight-asian="bold"/>
    </style:style>
    <style:style style:name="P32" style:parent-style-name="Normal" style:family="paragraph">
      <style:paragraph-properties fo:margin-bottom="0in" fo:margin-right="0.0375in" fo:text-indent="-0.1854in"/>
    </style:style>
    <style:style style:name="T33" style:parent-style-name="Fuentedepárrafopredeter." style:family="text">
      <style:text-properties fo:font-weight="bold" style:font-weight-asian="bold"/>
    </style:style>
    <style:style style:name="P34" style:parent-style-name="Normal" style:family="paragraph">
      <style:paragraph-properties fo:margin-left="0.375in" fo:margin-right="0.0375in" fo:text-indent="0in">
        <style:tab-stops/>
      </style:paragraph-properties>
    </style:style>
    <style:style style:name="P35" style:parent-style-name="Normal" style:family="paragraph">
      <style:paragraph-properties fo:margin-bottom="0.5in" fo:margin-right="0.0375in" fo:text-indent="-0.1854in"/>
    </style:style>
    <style:style style:name="T36" style:parent-style-name="Fuentedepárrafopredeter." style:family="text">
      <style:text-properties fo:font-weight="bold" style:font-weight-asian="bold"/>
    </style:style>
    <style:style style:name="P37" style:parent-style-name="Título1" style:family="paragraph">
      <style:paragraph-properties fo:margin-left="-0.0034in">
        <style:tab-stops/>
      </style:paragraph-properties>
    </style:style>
    <style:style style:name="P38" style:parent-style-name="Normal" style:family="paragraph">
      <style:paragraph-properties fo:margin-bottom="0.4687in" fo:margin-left="0in" fo:margin-right="0.0375in" fo:text-indent="0in">
        <style:tab-stops/>
      </style:paragraph-properties>
    </style:style>
    <style:style style:name="P39" style:parent-style-name="Título2" style:family="paragraph">
      <style:paragraph-properties fo:margin-left="-0.0034in">
        <style:tab-stops/>
      </style:paragraph-properties>
    </style:style>
    <style:style style:name="P40" style:parent-style-name="Normal" style:family="paragraph">
      <style:paragraph-properties fo:margin-right="0.0375in" fo:text-indent="-0.1854in"/>
    </style:style>
    <style:style style:name="T41" style:parent-style-name="Fuentedepárrafopredeter." style:family="text">
      <style:text-properties fo:font-weight="bold" style:font-weight-asian="bold"/>
    </style:style>
    <style:style style:name="P42" style:parent-style-name="Normal" style:family="paragraph">
      <style:paragraph-properties fo:margin-bottom="0.4791in" fo:margin-right="0.0375in" fo:text-indent="-0.1854in"/>
    </style:style>
    <style:style style:name="T43" style:parent-style-name="Fuentedepárrafopredeter." style:family="text">
      <style:text-properties fo:font-weight="bold" style:font-weight-asian="bold"/>
    </style:style>
    <style:style style:name="P44" style:parent-style-name="Título2" style:family="paragraph">
      <style:paragraph-properties fo:margin-left="-0.0034in">
        <style:tab-stops/>
      </style:paragraph-properties>
    </style:style>
    <style:style style:name="P45" style:parent-style-name="Normal" style:family="paragraph">
      <style:paragraph-properties fo:margin-right="0.0375in" fo:text-indent="-0.1854in"/>
    </style:style>
    <style:style style:name="T46" style:parent-style-name="Fuentedepárrafopredeter." style:family="text">
      <style:text-properties fo:font-weight="bold" style:font-weight-asian="bold"/>
    </style:style>
    <style:style style:name="P47" style:parent-style-name="Normal" style:family="paragraph">
      <style:paragraph-properties fo:margin-right="0.0375in" fo:text-indent="-0.1854in"/>
    </style:style>
    <style:style style:name="T48" style:parent-style-name="Fuentedepárrafopredeter." style:family="text">
      <style:text-properties fo:font-weight="bold" style:font-weight-asian="bold"/>
    </style:style>
    <style:style style:name="P49" style:parent-style-name="Normal" style:family="paragraph">
      <style:paragraph-properties fo:margin-bottom="0.4895in" fo:margin-right="0.0375in" fo:text-indent="-0.1854in"/>
    </style:style>
    <style:style style:name="T50" style:parent-style-name="Fuentedepárrafopredeter." style:family="text">
      <style:text-properties fo:font-weight="bold" style:font-weight-asian="bold"/>
    </style:style>
    <style:style style:name="P51" style:parent-style-name="Título2" style:family="paragraph">
      <style:paragraph-properties fo:margin-left="-0.0034in">
        <style:tab-stops/>
      </style:paragraph-properties>
    </style:style>
    <style:style style:name="P52" style:parent-style-name="Normal" style:family="paragraph">
      <style:paragraph-properties fo:margin-right="0.0375in" fo:text-indent="-0.1854in"/>
    </style:style>
    <style:style style:name="T53" style:parent-style-name="Fuentedepárrafopredeter." style:family="text">
      <style:text-properties fo:font-weight="bold" style:font-weight-asian="bold"/>
    </style:style>
    <style:style style:name="P54" style:parent-style-name="Normal" style:family="paragraph">
      <style:paragraph-properties fo:margin-bottom="0.4791in" fo:margin-right="0.0375in" fo:text-indent="-0.1854in"/>
    </style:style>
    <style:style style:name="T55" style:parent-style-name="Fuentedepárrafopredeter." style:family="text">
      <style:text-properties fo:font-weight="bold" style:font-weight-asian="bold"/>
    </style:style>
    <style:style style:name="P56" style:parent-style-name="Título2" style:family="paragraph">
      <style:paragraph-properties fo:margin-left="-0.0034in">
        <style:tab-stops/>
      </style:paragraph-properties>
    </style:style>
    <style:style style:name="P57" style:parent-style-name="Normal" style:family="paragraph">
      <style:paragraph-properties fo:margin-right="0.0375in" fo:text-indent="-0.1854in"/>
    </style:style>
    <style:style style:name="T58" style:parent-style-name="Fuentedepárrafopredeter." style:family="text">
      <style:text-properties fo:font-weight="bold" style:font-weight-asian="bold"/>
    </style:style>
    <style:style style:name="P59" style:parent-style-name="Normal" style:family="paragraph">
      <style:paragraph-properties fo:margin-bottom="0.4791in" fo:margin-right="0.0375in" fo:text-indent="-0.1854in"/>
    </style:style>
    <style:style style:name="T60" style:parent-style-name="Fuentedepárrafopredeter." style:family="text">
      <style:text-properties fo:font-weight="bold" style:font-weight-asian="bold"/>
    </style:style>
    <style:style style:name="P61" style:parent-style-name="Título2" style:family="paragraph">
      <style:paragraph-properties fo:margin-left="-0.0034in">
        <style:tab-stops/>
      </style:paragraph-properties>
    </style:style>
    <style:style style:name="P62" style:parent-style-name="Normal" style:family="paragraph">
      <style:paragraph-properties fo:margin-right="0.0375in" fo:text-indent="-0.1854in"/>
    </style:style>
    <style:style style:name="T63" style:parent-style-name="Fuentedepárrafopredeter." style:family="text">
      <style:text-properties fo:font-weight="bold" style:font-weight-asian="bold"/>
    </style:style>
    <style:style style:name="P64" style:parent-style-name="Normal" style:family="paragraph">
      <style:paragraph-properties fo:margin-bottom="0.5in" fo:margin-right="0.0375in" fo:text-indent="-0.1854in"/>
    </style:style>
    <style:style style:name="T65" style:parent-style-name="Fuentedepárrafopredeter." style:family="text">
      <style:text-properties fo:font-weight="bold" style:font-weight-asian="bold"/>
    </style:style>
    <style:style style:name="P66" style:parent-style-name="Título1" style:family="paragraph">
      <style:paragraph-properties fo:margin-left="-0.0034in">
        <style:tab-stops/>
      </style:paragraph-properties>
    </style:style>
    <style:style style:name="P67" style:parent-style-name="Normal" style:family="paragraph">
      <style:paragraph-properties fo:margin-bottom="0.4687in" fo:margin-left="0in" fo:margin-right="0.0375in" fo:text-indent="0in">
        <style:tab-stops/>
      </style:paragraph-properties>
    </style:style>
    <style:style style:name="P68" style:parent-style-name="Título2" style:family="paragraph">
      <style:paragraph-properties fo:margin-left="-0.0034in">
        <style:tab-stops/>
      </style:paragraph-properties>
    </style:style>
    <style:style style:name="P69" style:parent-style-name="Normal" style:family="paragraph">
      <style:paragraph-properties fo:margin-right="0.0375in" fo:text-indent="-0.1854in"/>
    </style:style>
    <style:style style:name="T70" style:parent-style-name="Fuentedepárrafopredeter." style:family="text">
      <style:text-properties fo:font-weight="bold" style:font-weight-asian="bold"/>
    </style:style>
    <style:style style:name="P71" style:parent-style-name="Normal" style:family="paragraph">
      <style:paragraph-properties fo:margin-right="0.0375in" fo:text-indent="-0.1854in"/>
    </style:style>
    <style:style style:name="T72" style:parent-style-name="Fuentedepárrafopredeter." style:family="text">
      <style:text-properties fo:font-weight="bold" style:font-weight-asian="bold"/>
    </style:style>
    <style:style style:name="P73" style:parent-style-name="Normal" style:family="paragraph">
      <style:paragraph-properties fo:margin-right="0.0375in" fo:text-indent="-0.1854in"/>
    </style:style>
    <style:style style:name="T74" style:parent-style-name="Fuentedepárrafopredeter." style:family="text">
      <style:text-properties fo:font-weight="bold" style:font-weight-asian="bold"/>
    </style:style>
    <style:style style:name="P75" style:parent-style-name="Normal" style:family="paragraph">
      <style:paragraph-properties fo:margin-bottom="0.4791in" fo:margin-right="0.0375in" fo:text-indent="-0.1854in"/>
    </style:style>
    <style:style style:name="T76" style:parent-style-name="Fuentedepárrafopredeter." style:family="text">
      <style:text-properties fo:font-weight="bold" style:font-weight-asian="bold"/>
    </style:style>
    <style:style style:name="P77" style:parent-style-name="Título2" style:family="paragraph">
      <style:paragraph-properties fo:margin-left="-0.0034in">
        <style:tab-stops/>
      </style:paragraph-properties>
    </style:style>
    <style:style style:name="P78" style:parent-style-name="Normal" style:family="paragraph">
      <style:paragraph-properties fo:margin-right="0.0375in" fo:text-indent="-0.1854in"/>
    </style:style>
    <style:style style:name="T79" style:parent-style-name="Fuentedepárrafopredeter." style:family="text">
      <style:text-properties fo:font-weight="bold" style:font-weight-asian="bold"/>
    </style:style>
    <style:style style:name="P80" style:parent-style-name="Normal" style:family="paragraph">
      <style:paragraph-properties fo:margin-bottom="0.0055in" fo:margin-right="0.0375in" fo:text-indent="-0.1854in"/>
    </style:style>
    <style:style style:name="T81" style:parent-style-name="Fuentedepárrafopredeter." style:family="text">
      <style:text-properties fo:font-weight="bold" style:font-weight-asian="bold"/>
    </style:style>
    <style:style style:name="P82" style:parent-style-name="Normal" style:family="paragraph">
      <style:paragraph-properties fo:margin-bottom="0.4847in" fo:margin-left="0.375in" fo:margin-right="0.0375in" fo:text-indent="0in">
        <style:tab-stops/>
      </style:paragraph-properties>
    </style:style>
    <style:style style:name="P83" style:parent-style-name="Título2" style:family="paragraph">
      <style:paragraph-properties fo:margin-left="-0.0034in">
        <style:tab-stops/>
      </style:paragraph-properties>
    </style:style>
    <style:style style:name="P84" style:parent-style-name="Normal" style:family="paragraph">
      <style:paragraph-properties fo:margin-right="0.0375in" fo:text-indent="-0.1854in"/>
    </style:style>
    <style:style style:name="T85" style:parent-style-name="Fuentedepárrafopredeter." style:family="text">
      <style:text-properties fo:font-weight="bold" style:font-weight-asian="bold"/>
    </style:style>
    <style:style style:name="P86" style:parent-style-name="Normal" style:family="paragraph">
      <style:paragraph-properties fo:margin-right="0.0375in" fo:text-indent="-0.1854in"/>
    </style:style>
    <style:style style:name="T87" style:parent-style-name="Fuentedepárrafopredeter." style:family="text">
      <style:text-properties fo:font-weight="bold" style:font-weight-asian="bold"/>
    </style:style>
    <style:style style:name="P88" style:parent-style-name="Normal" style:family="paragraph">
      <style:paragraph-properties fo:margin-right="0.0375in" fo:text-indent="-0.1854in"/>
    </style:style>
    <style:style style:name="T89" style:parent-style-name="Fuentedepárrafopredeter." style:family="text">
      <style:text-properties fo:font-weight="bold" style:font-weight-asian="bold"/>
    </style:style>
    <style:style style:name="P90" style:parent-style-name="Normal" style:family="paragraph">
      <style:paragraph-properties fo:margin-bottom="0.4791in" fo:margin-right="0.0375in" fo:text-indent="-0.1854in"/>
    </style:style>
    <style:style style:name="T91" style:parent-style-name="Fuentedepárrafopredeter." style:family="text">
      <style:text-properties fo:font-weight="bold" style:font-weight-asian="bold"/>
    </style:style>
    <style:style style:name="P92" style:parent-style-name="Título2" style:family="paragraph">
      <style:paragraph-properties fo:margin-left="-0.0034in">
        <style:tab-stops/>
      </style:paragraph-properties>
    </style:style>
    <style:style style:name="P93" style:parent-style-name="Normal" style:family="paragraph">
      <style:paragraph-properties fo:margin-right="0.0375in" fo:text-indent="-0.1854in"/>
    </style:style>
    <style:style style:name="T94" style:parent-style-name="Fuentedepárrafopredeter." style:family="text">
      <style:text-properties fo:font-weight="bold" style:font-weight-asian="bold"/>
    </style:style>
    <style:style style:name="P95" style:parent-style-name="Normal" style:family="paragraph">
      <style:paragraph-properties fo:margin-bottom="0.5in" fo:margin-right="0.0375in" fo:text-indent="-0.1854in"/>
    </style:style>
    <style:style style:name="T96" style:parent-style-name="Fuentedepárrafopredeter." style:family="text">
      <style:text-properties fo:font-weight="bold" style:font-weight-asian="bold"/>
    </style:style>
    <style:style style:name="P97" style:parent-style-name="Título1" style:family="paragraph">
      <style:paragraph-properties fo:margin-left="-0.0034in">
        <style:tab-stops/>
      </style:paragraph-properties>
    </style:style>
    <style:style style:name="P98" style:parent-style-name="Normal" style:family="paragraph">
      <style:paragraph-properties fo:margin-bottom="0.4687in" fo:margin-left="0in" fo:margin-right="0.0375in" fo:text-indent="0in">
        <style:tab-stops/>
      </style:paragraph-properties>
    </style:style>
    <style:style style:name="P99" style:parent-style-name="Título2" style:family="paragraph">
      <style:paragraph-properties fo:margin-left="-0.0034in">
        <style:tab-stops/>
      </style:paragraph-properties>
    </style:style>
    <style:style style:name="P100" style:parent-style-name="Normal" style:family="paragraph">
      <style:paragraph-properties fo:margin-bottom="0.0055in" fo:margin-right="0.0375in" fo:text-indent="-0.1854in"/>
    </style:style>
    <style:style style:name="T101" style:parent-style-name="Fuentedepárrafopredeter." style:family="text">
      <style:text-properties fo:font-weight="bold" style:font-weight-asian="bold"/>
    </style:style>
    <style:style style:name="P102" style:parent-style-name="Normal" style:family="paragraph">
      <style:paragraph-properties fo:margin-left="0.375in" fo:margin-right="0.0375in" fo:text-indent="0in">
        <style:tab-stops/>
      </style:paragraph-properties>
    </style:style>
    <style:style style:name="P103" style:parent-style-name="Normal" style:family="paragraph">
      <style:paragraph-properties fo:margin-bottom="0.4791in" fo:margin-right="0.0375in" fo:text-indent="-0.1854in"/>
    </style:style>
    <style:style style:name="T104" style:parent-style-name="Fuentedepárrafopredeter." style:family="text">
      <style:text-properties fo:font-weight="bold" style:font-weight-asian="bold"/>
    </style:style>
    <style:style style:name="P105" style:parent-style-name="Título2" style:family="paragraph">
      <style:paragraph-properties fo:margin-left="-0.0034in">
        <style:tab-stops/>
      </style:paragraph-properties>
    </style:style>
    <style:style style:name="P106" style:parent-style-name="Normal" style:family="paragraph">
      <style:paragraph-properties fo:margin-right="0.0375in" fo:text-indent="-0.1854in"/>
    </style:style>
    <style:style style:name="T107" style:parent-style-name="Fuentedepárrafopredeter." style:family="text">
      <style:text-properties fo:font-weight="bold" style:font-weight-asian="bold"/>
    </style:style>
    <style:style style:name="P108" style:parent-style-name="Normal" style:family="paragraph">
      <style:paragraph-properties fo:margin-right="0.0375in" fo:text-indent="-0.1854in"/>
    </style:style>
    <style:style style:name="T109" style:parent-style-name="Fuentedepárrafopredeter." style:family="text">
      <style:text-properties fo:font-weight="bold" style:font-weight-asian="bold"/>
    </style:style>
    <style:style style:name="P110" style:parent-style-name="Normal" style:family="paragraph">
      <style:paragraph-properties fo:margin-bottom="0.0208in" fo:margin-right="0.0375in" fo:text-indent="-0.1854in"/>
    </style:style>
    <style:style style:name="T111" style:parent-style-name="Fuentedepárrafopredeter." style:family="text">
      <style:text-properties fo:font-weight="bold" style:font-weight-asian="bold"/>
    </style:style>
    <style:style style:name="P112" style:parent-style-name="Normal" style:family="paragraph">
      <style:paragraph-properties fo:margin-bottom="0.4895in" fo:margin-right="0.0375in" fo:text-indent="-0.1854in"/>
    </style:style>
    <style:style style:name="T113" style:parent-style-name="Fuentedepárrafopredeter." style:family="text">
      <style:text-properties fo:font-weight="bold" style:font-weight-asian="bold"/>
    </style:style>
    <style:style style:name="P114" style:parent-style-name="Título2" style:family="paragraph">
      <style:paragraph-properties fo:margin-left="-0.0034in">
        <style:tab-stops/>
      </style:paragraph-properties>
    </style:style>
    <style:style style:name="P115" style:parent-style-name="Normal" style:family="paragraph">
      <style:paragraph-properties fo:margin-right="0.0375in" fo:text-indent="-0.1854in"/>
    </style:style>
    <style:style style:name="T116" style:parent-style-name="Fuentedepárrafopredeter." style:family="text">
      <style:text-properties fo:font-weight="bold" style:font-weight-asian="bold"/>
    </style:style>
    <style:style style:name="P117" style:parent-style-name="Normal" style:family="paragraph">
      <style:paragraph-properties fo:margin-bottom="0.0055in" fo:margin-right="0.0375in" fo:text-indent="-0.1854in"/>
    </style:style>
    <style:style style:name="T118" style:parent-style-name="Fuentedepárrafopredeter." style:family="text">
      <style:text-properties fo:font-weight="bold" style:font-weight-asian="bold"/>
    </style:style>
    <style:style style:name="P119" style:parent-style-name="Normal" style:family="paragraph">
      <style:paragraph-properties fo:margin-left="0.375in" fo:margin-right="0.0375in" fo:text-indent="0in">
        <style:tab-stops/>
      </style:paragraph-properties>
    </style:style>
    <style:style style:name="P120" style:parent-style-name="Normal" style:family="paragraph">
      <style:paragraph-properties fo:margin-bottom="0.5in" fo:margin-right="0.0375in" fo:text-indent="-0.1854in"/>
    </style:style>
    <style:style style:name="T121" style:parent-style-name="Fuentedepárrafopredeter." style:family="text">
      <style:text-properties fo:font-weight="bold" style:font-weight-asian="bold"/>
    </style:style>
    <style:style style:name="P122" style:parent-style-name="Título1" style:family="paragraph">
      <style:paragraph-properties fo:margin-left="-0.0034in">
        <style:tab-stops/>
      </style:paragraph-properties>
    </style:style>
    <style:style style:name="P123" style:parent-style-name="Normal" style:family="paragraph">
      <style:paragraph-properties fo:margin-bottom="0.4743in" fo:margin-left="0in" fo:margin-right="0.0375in" fo:text-indent="0in">
        <style:tab-stops/>
      </style:paragraph-properties>
    </style:style>
    <style:style style:name="P124" style:parent-style-name="Título2" style:family="paragraph">
      <style:paragraph-properties fo:margin-left="-0.0034in">
        <style:tab-stops/>
      </style:paragraph-properties>
    </style:style>
    <style:style style:name="P125" style:parent-style-name="Normal" style:family="paragraph">
      <style:paragraph-properties fo:margin-bottom="0.177in" fo:margin-left="0in" fo:margin-right="0.0375in" fo:text-indent="0in">
        <style:tab-stops/>
      </style:paragraph-properties>
    </style:style>
    <style:style style:name="P126" style:parent-style-name="Normal" style:family="paragraph">
      <style:paragraph-properties fo:margin-right="0.0375in" fo:text-indent="-0.1854in"/>
    </style:style>
    <style:style style:name="T127" style:parent-style-name="Fuentedepárrafopredeter." style:family="text">
      <style:text-properties fo:font-weight="bold" style:font-weight-asian="bold"/>
    </style:style>
    <style:style style:name="P128" style:parent-style-name="Normal" style:family="paragraph">
      <style:paragraph-properties fo:margin-bottom="0.4791in" fo:margin-right="0.0375in" fo:text-indent="-0.1854in"/>
    </style:style>
    <style:style style:name="T129" style:parent-style-name="Fuentedepárrafopredeter." style:family="text">
      <style:text-properties fo:font-weight="bold" style:font-weight-asian="bold"/>
    </style:style>
    <style:style style:name="P130" style:parent-style-name="Título2" style:family="paragraph">
      <style:paragraph-properties fo:margin-left="-0.0034in">
        <style:tab-stops/>
      </style:paragraph-properties>
    </style:style>
    <style:style style:name="P131" style:parent-style-name="Normal" style:family="paragraph">
      <style:paragraph-properties fo:margin-left="0in" fo:margin-right="0.0375in" fo:text-indent="0in">
        <style:tab-stops/>
      </style:paragraph-properties>
    </style:style>
    <style:style style:name="P132" style:parent-style-name="Título2" style:family="paragraph">
      <style:paragraph-properties fo:margin-left="-0.0034in">
        <style:tab-stops/>
      </style:paragraph-properties>
    </style:style>
    <style:style style:name="P133" style:parent-style-name="Normal" style:family="paragraph">
      <style:paragraph-properties fo:margin-bottom="0.4687in" fo:margin-left="0in" fo:margin-right="0.0375in" fo:text-indent="0in">
        <style:tab-stops/>
      </style:paragraph-properties>
    </style:style>
    <style:style style:name="P134" style:parent-style-name="Título2" style:family="paragraph">
      <style:paragraph-properties fo:margin-left="-0.0034in">
        <style:tab-stops/>
      </style:paragraph-properties>
    </style:style>
    <style:style style:name="P135" style:parent-style-name="Normal" style:family="paragraph">
      <style:paragraph-properties fo:margin-bottom="0.4895in" fo:margin-left="0in" fo:margin-right="0.0375in" fo:text-indent="0in">
        <style:tab-stops/>
      </style:paragraph-properties>
    </style:style>
    <style:style style:name="P136" style:parent-style-name="Título1" style:family="paragraph">
      <style:paragraph-properties fo:margin-left="-0.0034in">
        <style:tab-stops/>
      </style:paragraph-properties>
    </style:style>
    <style:style style:name="P137" style:parent-style-name="Normal" style:family="paragraph">
      <style:paragraph-properties fo:margin-bottom="0.4687in" fo:margin-left="0in" fo:margin-right="0.0375in" fo:text-indent="0in">
        <style:tab-stops/>
      </style:paragraph-properties>
    </style:style>
    <style:style style:name="P138" style:parent-style-name="Título2" style:family="paragraph">
      <style:paragraph-properties fo:margin-left="-0.0034in">
        <style:tab-stops/>
      </style:paragraph-properties>
    </style:style>
    <style:style style:name="P139" style:parent-style-name="Normal" style:family="paragraph">
      <style:paragraph-properties fo:margin-bottom="0.4687in" fo:margin-left="0in" fo:margin-right="0.0375in" fo:text-indent="0in">
        <style:tab-stops/>
      </style:paragraph-properties>
    </style:style>
    <style:style style:name="P140" style:parent-style-name="Título2" style:family="paragraph">
      <style:paragraph-properties fo:margin-left="-0.0034in">
        <style:tab-stops/>
      </style:paragraph-properties>
    </style:style>
    <style:style style:name="P141" style:parent-style-name="Normal" style:family="paragraph">
      <style:paragraph-properties fo:margin-bottom="0.4687in" fo:margin-left="0in" fo:margin-right="0.0375in" fo:text-indent="0in">
        <style:tab-stops/>
      </style:paragraph-properties>
    </style:style>
    <style:style style:name="P142" style:parent-style-name="Título2" style:family="paragraph">
      <style:paragraph-properties fo:margin-left="-0.0034in">
        <style:tab-stops/>
      </style:paragraph-properties>
    </style:style>
    <style:style style:name="P143" style:parent-style-name="Normal" style:family="paragraph">
      <style:paragraph-properties fo:margin-bottom="0.4687in" fo:margin-left="0in" fo:margin-right="0.0375in" fo:text-indent="0in">
        <style:tab-stops/>
      </style:paragraph-properties>
    </style:style>
    <style:style style:name="P144" style:parent-style-name="Título2" style:family="paragraph">
      <style:paragraph-properties fo:margin-left="-0.0034in">
        <style:tab-stops/>
      </style:paragraph-properties>
    </style:style>
    <style:style style:name="P145" style:parent-style-name="Normal" style:family="paragraph">
      <style:paragraph-properties fo:margin-left="0in" fo:margin-right="0.0375in" fo:text-indent="0in">
        <style:tab-stops/>
      </style:paragraph-properties>
    </style:style>
    <style:style style:name="P146" style:parent-style-name="Título2" style:family="paragraph">
      <style:paragraph-properties fo:margin-left="-0.0034in">
        <style:tab-stops/>
      </style:paragraph-properties>
    </style:style>
    <style:style style:name="P147" style:parent-style-name="Normal" style:family="paragraph">
      <style:paragraph-properties fo:margin-right="0.0375in" fo:text-indent="-0.1854in"/>
    </style:style>
    <style:style style:name="T148" style:parent-style-name="Fuentedepárrafopredeter." style:family="text">
      <style:text-properties fo:font-weight="bold" style:font-weight-asian="bold"/>
    </style:style>
    <style:style style:name="P149" style:parent-style-name="Normal" style:family="paragraph">
      <style:paragraph-properties fo:margin-right="0.0375in" fo:text-indent="-0.1854in"/>
    </style:style>
    <style:style style:name="T150" style:parent-style-name="Fuentedepárrafopredeter." style:family="text">
      <style:text-properties fo:font-weight="bold" style:font-weight-asian="bold"/>
    </style:style>
    <style:style style:name="P151" style:parent-style-name="Normal" style:family="paragraph">
      <style:paragraph-properties fo:margin-right="0.0375in" fo:text-indent="-0.1854in"/>
    </style:style>
    <style:style style:name="T152" style:parent-style-name="Fuentedepárrafopredeter." style:family="text">
      <style:text-properties fo:font-weight="bold" style:font-weight-asian="bold"/>
    </style:style>
    <style:style style:name="P153" style:parent-style-name="Normal" style:family="paragraph">
      <style:paragraph-properties fo:margin-right="0.0375in" fo:text-indent="-0.1854in"/>
    </style:style>
    <style:style style:name="T154" style:parent-style-name="Fuentedepárrafopredeter." style:family="text">
      <style:text-properties fo:font-weight="bold" style:font-weight-asian="bold"/>
    </style:style>
    <style:style style:name="P155" style:parent-style-name="Normal" style:family="paragraph">
      <style:paragraph-properties fo:margin-right="0.0375in" fo:text-indent="-0.1854in"/>
    </style:style>
    <style:style style:name="T156" style:parent-style-name="Fuentedepárrafopredeter." style:family="text">
      <style:text-properties fo:font-weight="bold" style:font-weight-asian="bold"/>
    </style:style>
  </office:automatic-styles>
  <office:body>
    <office:text text:use-soft-page-breaks="true">
      <text:p text:style-name="P1"><text:span text:style-name="T2">Animals</text:span></text:p>
      <text:h text:style-name="P3" text:outline-level="1">Classification of Animals</text:h>
      <text:h text:style-name="P4" text:outline-level="2">Kingdom Animalia</text:h>
      <text:p text:style-name="P5">The kingdom Animalia is divided into several major groups known as phyla. Here are some of the most significant ones:</text:p>
      <text:list text:style-name="LFO1" text:continue-numbering="true">
        <text:list-item>
          <text:p text:style-name="P6"><text:span text:style-name="T7">Porifera (Sponges)</text:span>: Simple, multicellular animals without true tissues or organs. They primarily live in marine environments and filter feed by pumping water through their porous bodies.</text:p>
        </text:list-item>
        <text:list-item>
          <text:p text:style-name="P8"><text:span text:style-name="T9">Cnidaria</text:span>: This phylum includes jellyfish, corals, and sea anemones. They possess specialized cells called cnidocytes, which contain stinging structures used for defense and capturing prey.</text:p>
        </text:list-item>
        <text:list-item>
          <text:p text:style-name="P10"><text:span text:style-name="T11">Platyhelminthes (Flatworms)</text:span>: These are simple, bilaterally symmetrical animals that include planarians, flukes, and tapeworms. Many are parasitic.</text:p>
        </text:list-item>
        <text:list-item>
          <text:p text:style-name="P12"><text:span text:style-name="T13">Nematoda (Roundworms)</text:span>: This diverse group includes free-living and parasitic species found in a variety of habitats, from soil to human intestines.</text:p>
        </text:list-item>
        <text:list-item>
          <text:p text:style-name="P14"><text:span text:style-name="T15">Annelida (Segmented Worms)</text:span>: This phylum includes earthworms, leeches, and polychaetes. They have segmented bodies and a well-developed internal organ system.</text:p>
        </text:list-item>
        <text:list-item>
          <text:p text:style-name="P16"><text:span text:style-name="T17">Arthropoda</text:span>: The largest phylum, encompassing insects, arachnids, myriapods, and crustaceans. Arthropods have segmented bodies, exoskeletons, and jointed appendages.</text:p>
        </text:list-item>
        <text:list-item>
          <text:p text:style-name="P18"><text:span text:style-name="T19">Mollusca</text:span>: This phylum includes snails, clams, squids, and octopuses. Mollusks have soft bodies, and many have hard shells for protection.</text:p>
        </text:list-item>
        <text:list-item>
          <text:p text:style-name="P20"><text:span text:style-name="T21">Echinodermata</text:span>: Marine animals such as starfish, sea urchins, and sea cucumbers. They have radial symmetry and a unique water vascular system.</text:p>
        </text:list-item>
        <text:list-item>
          <text:p text:style-name="P22"><text:span text:style-name="T23">Chordata</text:span>: This phylum includes all vertebrates (animals with backbones) and some invertebrates. Vertebrates are further classified into classes such as fishes, amphibians, reptiles, birds, and mammals.</text:p>
        </text:list-item>
      </text:list>
      <text:h text:style-name="P24" text:outline-level="2">Vertebrates</text:h>
      <text:p text:style-name="P25">Vertebrates are a subphylum of Chordata and are characterized by having a backbone or spinal column.</text:p>
      <text:list text:style-name="LFO2" text:continue-numbering="true">
        <text:list-item>
          <text:p text:style-name="P26"><text:span text:style-name="T27">Fish</text:span>: Aquatic vertebrates that breathe through gills. They are divided into three major groups: jawless fish (Agnatha), cartilaginous fish (Chondrichthyes, such as sharks and rays), and bony fish (Osteichthyes).</text:p>
        </text:list-item>
        <text:list-item>
          <text:p text:style-name="P28"><text:span text:style-name="T29">Amphibians</text:span>: Vertebrates that can live both in water and on land. They undergo metamorphosis from a larval stage (e.g., tadpoles) to an adult form. Examples include frogs, toads, salamanders, and newts.</text:p>
        </text:list-item>
        <text:list-item>
          <text:p text:style-name="P30"><text:span text:style-name="T31">Reptiles</text:span>: Cold-blooded vertebrates with scaly skin. They lay eggs with leathery shells or give birth to live young. Examples include snakes, lizards, turtles, and crocodiles.</text:p>
        </text:list-item>
        <text:list-item>
          <text:p text:style-name="P32"><text:span text:style-name="T33">Birds</text:span>: Warm-blooded vertebrates with feathers, beaks, and a high metabolic rate. They lay hard-shelled eggs and are adapted for flight, although some species are flightless.</text:p>
        </text:list-item>
      </text:list>
      <text:p text:style-name="P34">Examples include eagles, penguins, and sparrows.</text:p>
      <text:list text:style-name="LFO2" text:continue-numbering="true">
        <text:list-item>
          <text:p text:style-name="P35"><text:span text:style-name="T36">Mammals</text:span>: Warm-blooded vertebrates with hair or fur. Most give birth to live young (except monotremes, which lay eggs) and nurse their offspring with milk produced by mammary glands. Examples include humans, whales, elephants, and bats.</text:p>
        </text:list-item>
      </text:list>
      <text:h text:style-name="P37" text:outline-level="1">Anatomy and Physiology</text:h>
      <text:p text:style-name="P38">The anatomy and physiology of animals vary greatly across different species, reflecting their adaptations to diverse environments and lifestyles. Here are some key anatomical and physiological features:</text:p>
      <text:h text:style-name="P39" text:outline-level="2">Skeletal Systems</text:h>
      <text:list text:style-name="LFO3" text:continue-numbering="true">
        <text:list-item>
          <text:p text:style-name="P40"><text:span text:style-name="T41">Exoskeleton</text:span>: Found in arthropods, exoskeletons provide structural support and protection. They must be periodically shed (molted) to allow for growth.</text:p>
        </text:list-item>
        <text:list-item>
          <text:p text:style-name="P42"><text:span text:style-name="T43">Endoskeleton</text:span>: Found in vertebrates, endoskeletons are internal and provide support, protection, and leverage for movement. They grow with the organism and include bones and cartilage.</text:p>
        </text:list-item>
      </text:list>
      <text:h text:style-name="P44" text:outline-level="2">Respiratory Systems</text:h>
      <text:list text:style-name="LFO4" text:continue-numbering="true">
        <text:list-item>
          <text:p text:style-name="P45"><text:span text:style-name="T46">Gills</text:span>: Used by aquatic animals like fish and some amphibians to extract oxygen from water.</text:p>
        </text:list-item>
        <text:list-item>
          <text:p text:style-name="P47"><text:span text:style-name="T48">Lungs</text:span>: Used by terrestrial animals, including mammals, birds, reptiles, and some amphibians, to extract oxygen from the air.</text:p>
        </text:list-item>
        <text:list-item>
          <text:p text:style-name="P49"><text:span text:style-name="T50">Tracheae</text:span>: Found in insects, tracheal systems are networks of tubes that deliver oxygen directly to tissues.</text:p>
        </text:list-item>
      </text:list>
      <text:h text:style-name="P51" text:outline-level="2">Circulatory Systems</text:h>
      <text:list text:style-name="LFO5" text:continue-numbering="true">
        <text:list-item>
          <text:p text:style-name="P52"><text:span text:style-name="T53">Open Circulatory System</text:span>: Found in arthropods and some mollusks, where blood flows freely through body cavities and is not confined to blood vessels.</text:p>
        </text:list-item>
        <text:list-item>
          <text:p text:style-name="P54"><text:span text:style-name="T55">Closed Circulatory System</text:span>: Found in vertebrates and some invertebrates, where blood circulates through a network of blood vessels.</text:p>
        </text:list-item>
      </text:list>
      <text:h text:style-name="P56" text:outline-level="2">Nervous Systems</text:h>
      <text:list text:style-name="LFO6" text:continue-numbering="true">
        <text:list-item>
          <text:p text:style-name="P57"><text:span text:style-name="T58">Nerve Nets</text:span>: Simple nervous systems found in cnidarians, consisting of interconnected neurons without a central brain.</text:p>
        </text:list-item>
        <text:list-item>
          <text:p text:style-name="P59"><text:span text:style-name="T60">Central Nervous System</text:span>: Found in more complex animals, consisting of a brain and spinal cord that coordinate sensory input and motor output.</text:p>
        </text:list-item>
      </text:list>
      <text:h text:style-name="P61" text:outline-level="2">Reproductive Systems</text:h>
      <text:list text:style-name="LFO7" text:continue-numbering="true">
        <text:list-item>
          <text:p text:style-name="P62"><text:span text:style-name="T63">Asexual Reproduction</text:span>: Common in simpler animals like sponges and flatworms, where offspring are produced without the fusion of gametes.</text:p>
        </text:list-item>
        <text:list-item>
          <text:p text:style-name="P64"><text:span text:style-name="T65">Sexual Reproduction</text:span>: Involves the fusion of male and female gametes, resulting in genetically diverse offspring. Most animals reproduce sexually, with varying strategies for fertilization and development.</text:p>
        </text:list-item>
      </text:list>
      <text:h text:style-name="P66" text:outline-level="1">Animal Behaviors</text:h>
      <text:p text:style-name="P67">Animal behavior encompasses the ways in which animals interact with each other and their environment. Behaviors can be innate (instinctual) or learned and are often crucial for survival and reproduction.</text:p>
      <text:h text:style-name="P68" text:outline-level="2">Foraging and Feeding</text:h>
      <text:list text:style-name="LFO8" text:continue-numbering="true">
        <text:list-item>
          <text:p text:style-name="P69"><text:span text:style-name="T70">Herbivores</text:span>: Animals that primarily eat plants. Examples include cows, deer, and rabbits.</text:p>
        </text:list-item>
        <text:list-item>
          <text:p text:style-name="P71"><text:span text:style-name="T72">Carnivores</text:span>: Animals that primarily eat other animals. Examples include lions, hawks, and sharks.</text:p>
        </text:list-item>
        <text:list-item>
          <text:p text:style-name="P73"><text:span text:style-name="T74">Omnivores</text:span>: Animals that eat both plants and animals. Examples include humans, bears, and pigs.</text:p>
        </text:list-item>
        <text:list-item>
          <text:p text:style-name="P75"><text:span text:style-name="T76">Specialist Feeders</text:span>: Animals that have adapted to eat specific types of food. Examples include koalas (eucalyptus leaves) and pandas (bamboo).</text:p>
        </text:list-item>
      </text:list>
      <text:h text:style-name="P77" text:outline-level="2">Social Behaviors</text:h>
      <text:list text:style-name="LFO9" text:continue-numbering="true">
        <text:list-item>
          <text:p text:style-name="P78"><text:span text:style-name="T79">Solitary Animals</text:span>: Animals that live and operate alone, only coming together for mating. Examples include tigers and many species of bears.</text:p>
        </text:list-item>
        <text:list-item>
          <text:p text:style-name="P80"><text:span text:style-name="T81">Social Animals</text:span>: Animals that live in groups and exhibit complex social behaviors.</text:p>
        </text:list-item>
      </text:list>
      <text:p text:style-name="P82">Examples include bees, ants, wolves, and primates.</text:p>
      <text:h text:style-name="P83" text:outline-level="2">Communication</text:h>
      <text:list text:style-name="LFO10" text:continue-numbering="true">
        <text:list-item>
          <text:p text:style-name="P84"><text:span text:style-name="T85">Visual Signals</text:span>: Used by many animals for mating displays, warnings, and territorial disputes. Examples include the colorful plumage of birds and the body language of primates.</text:p>
        </text:list-item>
        <text:list-item>
          <text:p text:style-name="P86"><text:span text:style-name="T87">Auditory Signals</text:span>: Sounds used for communication, such as bird songs, frog calls, and whale songs.</text:p>
        </text:list-item>
        <text:list-item>
          <text:p text:style-name="P88"><text:span text:style-name="T89">Chemical Signals</text:span>: Pheromones and other chemical signals used for marking territory, attracting mates, and signaling danger. Examples include ants laying scent trails and mammals marking their territory.</text:p>
        </text:list-item>
        <text:list-item>
          <text:p text:style-name="P90"><text:span text:style-name="T91">Tactile Signals</text:span>: Physical touch used for communication, such as grooming in primates and tactile interaction in elephants.</text:p>
        </text:list-item>
      </text:list>
      <text:h text:style-name="P92" text:outline-level="2">Mating and Reproduction</text:h>
      <text:list text:style-name="LFO11" text:continue-numbering="true">
        <text:list-item>
          <text:p text:style-name="P93"><text:span text:style-name="T94">Courtship Behaviors</text:span>: Complex behaviors performed to attract mates, including dances, vocalizations, and displays of strength or beauty.</text:p>
        </text:list-item>
        <text:list-item>
          <text:p text:style-name="P95"><text:span text:style-name="T96">Parental Care</text:span>: The investment of time and resources by parents to ensure the survival of their offspring. Examples include birds feeding their chicks and mammals nursing their young.</text:p>
        </text:list-item>
      </text:list>
      <text:h text:style-name="P97" text:outline-level="1">Animal Habitats and Ecosystems</text:h>
      <text:p text:style-name="P98">Animals inhabit a wide range of environments, from the deepest oceans to the highest mountains. Their habitats influence their adaptations and behaviors.</text:p>
      <text:h text:style-name="P99" text:outline-level="2">Aquatic Habitats</text:h>
      <text:list text:style-name="LFO12" text:continue-numbering="true">
        <text:list-item>
          <text:p text:style-name="P100"><text:span text:style-name="T101">Marine Environments</text:span>: Oceans and seas that cover over 70% of the Earth's surface.</text:p>
        </text:list-item>
      </text:list>
      <text:p text:style-name="P102">Marine animals include fish, whales, dolphins, sea turtles, and coral reef inhabitants.</text:p>
      <text:list text:style-name="LFO12" text:continue-numbering="true">
        <text:list-item>
          <text:p text:style-name="P103"><text:span text:style-name="T104">Freshwater Environments</text:span>: Lakes, rivers, ponds, and streams that support diverse communities of fish, amphibians, reptiles, and invertebrates.</text:p>
        </text:list-item>
      </text:list>
      <text:soft-page-break/>
      <text:h text:style-name="P105" text:outline-level="2">Terrestrial Habitats</text:h>
      <text:list text:style-name="LFO13" text:continue-numbering="true">
        <text:list-item>
          <text:p text:style-name="P106"><text:span text:style-name="T107">Forests</text:span>: Dense collections of trees that provide habitat for a multitude of animal species. Forests include tropical rainforests, temperate forests, and boreal forests.</text:p>
        </text:list-item>
        <text:list-item>
          <text:p text:style-name="P108"><text:span text:style-name="T109">Grasslands</text:span>: Open areas dominated by grasses, with few trees. Grasslands include savannas and prairies and are home to herbivores like zebras and bison, as well as predators like lions and wolves.</text:p>
        </text:list-item>
        <text:list-item>
          <text:p text:style-name="P110"><text:span text:style-name="T111">Deserts</text:span>: Arid regions with extreme temperatures and scarce water. Animals here, such as camels and lizards, have adaptations for conserving water and withstanding heat.</text:p>
        </text:list-item>
        <text:list-item>
          <text:p text:style-name="P112"><text:span text:style-name="T113">Tundra</text:span>: Cold, treeless regions with permafrost. Tundra animals, such as caribou and arctic foxes, have adaptations for cold weather and limited food availability.</text:p>
        </text:list-item>
      </text:list>
      <text:h text:style-name="P114" text:outline-level="2">Symbiotic Relationships</text:h>
      <text:list text:style-name="LFO14" text:continue-numbering="true">
        <text:list-item>
          <text:p text:style-name="P115"><text:span text:style-name="T116">Mutualism</text:span>: Both species benefit from the relationship. Examples include bees pollinating flowers and clownfish living among sea anemones.</text:p>
        </text:list-item>
        <text:list-item>
          <text:p text:style-name="P117"><text:span text:style-name="T118">Commensalism</text:span>: One species benefits while the other is neither helped nor harmed.</text:p>
        </text:list-item>
      </text:list>
      <text:p text:style-name="P119">Examples include barnacles attaching to whales and birds nesting in trees.</text:p>
      <text:list text:style-name="LFO14" text:continue-numbering="true">
        <text:list-item>
          <text:p text:style-name="P120"><text:span text:style-name="T121">Parasitism</text:span>: One species benefits at the expense of the other. Examples include ticks feeding on mammals and tapeworms living in the intestines of their hosts.</text:p>
        </text:list-item>
      </text:list>
      <text:h text:style-name="P122" text:outline-level="1">Roles in Ecosystems</text:h>
      <text:p text:style-name="P123">Animals play crucial roles in maintaining the balance and health of ecosystems.</text:p>
      <text:h text:style-name="P124" text:outline-level="2">Keystone Species</text:h>
      <text:p text:style-name="P125">Keystone species have a disproportionately large impact on their ecosystems relative to their abundance. Their presence or absence significantly affects the structure and function of the ecosystem.</text:p>
      <text:list text:style-name="LFO15" text:continue-numbering="true">
        <text:list-item>
          <text:p text:style-name="P126"><text:span text:style-name="T127">Wolves</text:span>: As apex predators, wolves help control the populations of herbivores like deer, which in turn influences the vegetation and overall health of the ecosystem.</text:p>
        </text:list-item>
        <text:list-item>
          <text:p text:style-name="P128"><text:span text:style-name="T129">Beavers</text:span>: By building dams, beavers create wetlands that provide habitat for a variety of species and help regulate water flow.</text:p>
        </text:list-item>
      </text:list>
      <text:soft-page-break/>
      <text:h text:style-name="P130" text:outline-level="2">Pollinators</text:h>
      <text:p text:style-name="P131">Pollinators, such as bees, butterflies, and bats, are essential for the reproduction of many plants, including those that produce fruits and vegetables. They transfer pollen from one flower to another, facilitating fertilization.</text:p>
      <text:h text:style-name="P132" text:outline-level="2">Decomposers</text:h>
      <text:p text:style-name="P133">Decomposers, such as fungi, bacteria, and certain insects, break down dead organic matter, returning nutrients to the soil and supporting the growth of plants. They play a vital role in nutrient cycling and ecosystem health.</text:p>
      <text:h text:style-name="P134" text:outline-level="2">Herbivores and Carnivores</text:h>
      <text:p text:style-name="P135">Herbivores consume plants and help regulate plant populations, while carnivores control herbivore populations. This balance maintains the structure and diversity of ecosystems.</text:p>
      <text:h text:style-name="P136" text:outline-level="1">Conservation and Threats</text:h>
      <text:p text:style-name="P137">Many animal species face threats from human activities, including habitat destruction, pollution, climate change, and overexploitation. Conservation efforts aim to protect and preserve biodiversity.</text:p>
      <text:h text:style-name="P138" text:outline-level="2">Habitat Destruction</text:h>
      <text:p text:style-name="P139">Deforestation, urbanization, and agriculture lead to the loss of natural habitats, threatening the survival of many species. Protecting and restoring habitats is crucial for conservation.</text:p>
      <text:h text:style-name="P140" text:outline-level="2">Climate Change</text:h>
      <text:p text:style-name="P141">Global warming and climate change affect temperature and precipitation patterns, altering habitats and food availability. Species must adapt, migrate, or face extinction. Efforts to mitigate climate change are essential for preserving biodiversity.</text:p>
      <text:h text:style-name="P142" text:outline-level="2">Pollution</text:h>
      <text:p text:style-name="P143">Pollution, including plastic waste, chemicals, and oil spills, harms wildlife and ecosystems. Reducing pollution through better waste management and cleaner technologies is vital for conservation.</text:p>
      <text:soft-page-break/>
      <text:h text:style-name="P144" text:outline-level="2">Overexploitation</text:h>
      <text:p text:style-name="P145">Overfishing, hunting, and poaching deplete animal populations and disrupt ecosystems. Sustainable practices and enforcement of regulations are necessary to prevent overexploitation.</text:p>
      <text:h text:style-name="P146" text:outline-level="2">Conservation Strategies</text:h>
      <text:list text:style-name="LFO16" text:continue-numbering="true">
        <text:list-item>
          <text:p text:style-name="P147"><text:span text:style-name="T148">Protected Areas</text:span>: Establishing national parks, wildlife reserves, and marine protected areas to conserve habitats and species.</text:p>
        </text:list-item>
        <text:list-item>
          <text:p text:style-name="P149"><text:span text:style-name="T150">Captive Breeding and Reintroduction</text:span>: Breeding endangered species in captivity and reintroducing them into the wild to boost populations.</text:p>
        </text:list-item>
        <text:list-item>
          <text:p text:style-name="P151"><text:span text:style-name="T152">Legislation and Regulation</text:span>: Enforcing laws and regulations to protect endangered species and habitats.</text:p>
        </text:list-item>
        <text:list-item>
          <text:p text:style-name="P153"><text:span text:style-name="T154">Community Involvement</text:span>: Engaging local communities in conservation efforts and promoting sustainable practices.</text:p>
        </text:list-item>
        <text:list-item>
          <text:p text:style-name="P155"><text:span text:style-name="T156">Research and Education</text:span>: Conducting research to understand species and ecosystems better and educating the public about the importance of conservati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0854in" fo:line-height="107%" fo:margin-left="0.0069in" fo:text-indent="-0.0069in">
        <style:tab-stops/>
      </style:paragraph-properties>
      <style:text-properties style:font-name="Arial" style:font-name-asian="Arial" style:font-name-complex="Arial" fo:font-weight="bold" style:font-weight-asian="bold" fo:color="#000000" fo:font-size="19pt" style:font-size-asian="19pt" fo:hyphenate="false"/>
    </style:style>
    <style:style style:name="Título2" style:display-name="Título 2" style:family="paragraph" style:next-style-name="Normal" style:default-outline-level="2">
      <style:paragraph-properties fo:keep-with-next="always" fo:keep-together="always" fo:margin-bottom="0.1326in" fo:line-height="107%" fo:margin-left="0.0069in" fo:text-indent="-0.0069in">
        <style:tab-stops/>
      </style:paragraph-properties>
      <style:text-properties style:font-name="Arial" style:font-name-asian="Arial" style:font-name-complex="Arial" fo:font-weight="bold" style:font-weight-asian="bold" fo:color="#000000" fo:font-size="17pt" style:font-size-asian="17pt" fo:hyphenate="false"/>
    </style:style>
    <style:style style:name="Normal" style:display-name="Normal" style:family="paragraph">
      <style:paragraph-properties fo:margin-bottom="0.0236in" fo:line-height="130%" fo:margin-left="0.1923in" fo:margin-right="0.0048in" fo:text-indent="-0.1923in">
        <style:tab-stops/>
      </style:paragraph-properties>
      <style:text-properties style:font-name="Arial" style:font-name-asian="Arial" style:font-name-complex="Arial" fo:color="#000000" fo:hyphenate="false"/>
    </style:style>
    <style:style style:name="Fuentedepárrafopredeter." style:display-name="Fuente de párrafo predeter." style:family="text"/>
    <style:style style:name="Título2Car" style:display-name="Título 2 Car" style:family="text">
      <style:text-properties style:font-name="Arial" style:font-name-asian="Arial" style:font-name-complex="Arial" fo:font-weight="bold" style:font-weight-asian="bold" fo:color="#000000" fo:font-size="17pt" style:font-size-asian="17pt"/>
    </style:style>
    <style:style style:name="Título1Car" style:display-name="Título 1 Car" style:family="text">
      <style:text-properties style:font-name="Arial" style:font-name-asian="Arial" style:font-name-complex="Arial" fo:font-weight="bold" style:font-weight-asian="bold" fo:color="#000000" fo:font-size="19pt" style:font-size-asian="1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6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7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8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9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0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1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2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3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4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5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1"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2"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3"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4"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5"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6"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7"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8"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style style:name="WW_CharLFO16LVL9" style:family="text">
      <style:text-properties style:font-name="Arial" style:font-name-asian="Arial" style:font-name-complex="Arial" fo:font-weight="normal" style:font-weight-asian="normal" fo:font-style="normal" style:font-style-asian="normal" style:text-line-through-type="none" fo:color="#ABABAB"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2">
      <text:list-level-style-number text:level="1" text:style-name="WW_CharLFO2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2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2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2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2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2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2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2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2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3">
      <text:list-level-style-number text:level="1" text:style-name="WW_CharLFO3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3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3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3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3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3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3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3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3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4">
      <text:list-level-style-number text:level="1" text:style-name="WW_CharLFO4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4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4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4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4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4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4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4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4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5">
      <text:list-level-style-number text:level="1" text:style-name="WW_CharLFO5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5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5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5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5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5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5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5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5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6">
      <text:list-level-style-number text:level="1" text:style-name="WW_CharLFO6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6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6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6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6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6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6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6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6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7">
      <text:list-level-style-number text:level="1" text:style-name="WW_CharLFO7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7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7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7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7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7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7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7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7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8">
      <text:list-level-style-number text:level="1" text:style-name="WW_CharLFO8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8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8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8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8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8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8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8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8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9">
      <text:list-level-style-number text:level="1" text:style-name="WW_CharLFO9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9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9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9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9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9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9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9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9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0">
      <text:list-level-style-number text:level="1" text:style-name="WW_CharLFO10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0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0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0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0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0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0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0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0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1">
      <text:list-level-style-number text:level="1" text:style-name="WW_CharLFO11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1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1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1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1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1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1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1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1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2">
      <text:list-level-style-number text:level="1" text:style-name="WW_CharLFO12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2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2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2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2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2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2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2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2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3">
      <text:list-level-style-number text:level="1" text:style-name="WW_CharLFO13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3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3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3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3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3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3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3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3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4">
      <text:list-level-style-number text:level="1" text:style-name="WW_CharLFO14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4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4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4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4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4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4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4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4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5">
      <text:list-level-style-number text:level="1" text:style-name="WW_CharLFO15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5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5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5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5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5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5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5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5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text:list-style style:name="LFO16">
      <text:list-level-style-number text:level="1" text:style-name="WW_CharLFO16LVL1" style:num-suffix="." style:num-list-format-name="NLF0" style:num-format="1">
        <style:list-level-properties text:space-before="0.3645in" text:min-label-width="0in" text:list-level-position-and-space-mode="label-alignment">
          <style:list-level-label-alignment text:label-followed-by="listtab" fo:margin-left="0.3645in" fo:text-indent="0in"/>
        </style:list-level-properties>
      </text:list-level-style-number>
      <text:list-level-style-number text:level="2" text:style-name="WW_CharLFO16LVL2" style:num-list-format-name="NLF0" style:num-format="a" style:num-letter-sync="true">
        <style:list-level-properties text:space-before="0.9395in" text:min-label-width="0in" text:list-level-position-and-space-mode="label-alignment">
          <style:list-level-label-alignment text:label-followed-by="listtab" fo:margin-left="0.9395in" fo:text-indent="0in"/>
        </style:list-level-properties>
      </text:list-level-style-number>
      <text:list-level-style-number text:level="3" text:style-name="WW_CharLFO16LVL3" style:num-list-format-name="NLF0" style:num-format="i">
        <style:list-level-properties text:space-before="1.4395in" text:min-label-width="0in" text:list-level-position-and-space-mode="label-alignment">
          <style:list-level-label-alignment text:label-followed-by="listtab" fo:margin-left="1.4395in" fo:text-indent="0in"/>
        </style:list-level-properties>
      </text:list-level-style-number>
      <text:list-level-style-number text:level="4" text:style-name="WW_CharLFO16LVL4" style:num-list-format-name="NLF0" style:num-format="1">
        <style:list-level-properties text:space-before="1.9395in" text:min-label-width="0in" text:list-level-position-and-space-mode="label-alignment">
          <style:list-level-label-alignment text:label-followed-by="listtab" fo:margin-left="1.9395in" fo:text-indent="0in"/>
        </style:list-level-properties>
      </text:list-level-style-number>
      <text:list-level-style-number text:level="5" text:style-name="WW_CharLFO16LVL5" style:num-list-format-name="NLF0" style:num-format="a" style:num-letter-sync="true">
        <style:list-level-properties text:space-before="2.4395in" text:min-label-width="0in" text:list-level-position-and-space-mode="label-alignment">
          <style:list-level-label-alignment text:label-followed-by="listtab" fo:margin-left="2.4395in" fo:text-indent="0in"/>
        </style:list-level-properties>
      </text:list-level-style-number>
      <text:list-level-style-number text:level="6" text:style-name="WW_CharLFO16LVL6" style:num-list-format-name="NLF0" style:num-format="i">
        <style:list-level-properties text:space-before="2.9395in" text:min-label-width="0in" text:list-level-position-and-space-mode="label-alignment">
          <style:list-level-label-alignment text:label-followed-by="listtab" fo:margin-left="2.9395in" fo:text-indent="0in"/>
        </style:list-level-properties>
      </text:list-level-style-number>
      <text:list-level-style-number text:level="7" text:style-name="WW_CharLFO16LVL7" style:num-list-format-name="NLF0" style:num-format="1">
        <style:list-level-properties text:space-before="3.4395in" text:min-label-width="0in" text:list-level-position-and-space-mode="label-alignment">
          <style:list-level-label-alignment text:label-followed-by="listtab" fo:margin-left="3.4395in" fo:text-indent="0in"/>
        </style:list-level-properties>
      </text:list-level-style-number>
      <text:list-level-style-number text:level="8" text:style-name="WW_CharLFO16LVL8" style:num-list-format-name="NLF0" style:num-format="a" style:num-letter-sync="true">
        <style:list-level-properties text:space-before="3.9395in" text:min-label-width="0in" text:list-level-position-and-space-mode="label-alignment">
          <style:list-level-label-alignment text:label-followed-by="listtab" fo:margin-left="3.9395in" fo:text-indent="0in"/>
        </style:list-level-properties>
      </text:list-level-style-number>
      <text:list-level-style-number text:level="9" text:style-name="WW_CharLFO16LVL9" style:num-list-format-name="NLF0" style:num-format="i">
        <style:list-level-properties text:space-before="4.4395in" text:min-label-width="0in" text:list-level-position-and-space-mode="label-alignment">
          <style:list-level-label-alignment text:label-followed-by="listtab" fo:margin-left="4.4395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1in" fo:page-height="11.693in" style:print-orientation="portrait" fo:margin-top="0.4444in" fo:margin-left="0.7222in" fo:margin-bottom="0.5194in" fo:margin-right="0.7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LUCIAN ANDREI FARCAS --</meta:initial-creator>
    <dc:creator>LUCIAN ANDREI FARCAS --</dc:creator>
    <meta:creation-date>2024-08-05T17:49:00Z</meta:creation-date>
    <dc:date>2024-08-05T17:49:00Z</dc:date>
    <meta:template xlink:href="Normal" xlink:type="simple"/>
    <meta:editing-cycles>2</meta:editing-cycles>
    <meta:editing-duration>PT240S</meta:editing-duration>
    <meta:document-statistic meta:page-count="7" meta:paragraph-count="22" meta:word-count="1742" meta:character-count="11305" meta:row-count="79" meta:non-whitespace-character-count="9585"/>
  </office:meta>
</office:document-meta>
</file>